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d2c52" officeooo:paragraph-rsid="000d2c52"/>
    </style:style>
    <style:style style:name="P2" style:family="paragraph" style:parent-style-name="Text_20_body">
      <style:text-properties officeooo:paragraph-rsid="000d2c52"/>
    </style:style>
    <style:style style:name="P3" style:family="paragraph" style:parent-style-name="Text_20_body">
      <style:text-properties fo:language="en" fo:country="US" officeooo:rsid="000d2c52" officeooo:paragraph-rsid="000d2c52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 officeooo:rsid="0000ca54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Standard">
      <style:text-properties officeooo:paragraph-rsid="000d2c52"/>
    </style:style>
    <style:style style:name="T1" style:family="text">
      <style:text-properties style:font-name="Liberation Sans" fo:font-size="14.1000003814697pt" fo:font-weight="bold" officeooo:rsid="0002fae8" style:font-name-asian="Microsoft YaHei" style:font-size-asian="14.1000003814697pt" style:font-weight-asian="bold" style:font-name-complex="Arial1" style:font-size-complex="14.1000003814697pt" style:font-weight-complex="bold"/>
    </style:style>
    <style:style style:name="T2" style:family="text">
      <style:text-properties fo:color="#000000" loext:opacity="100%" style:font-name="Consolas" fo:font-size="9.5pt" fo:language="en" fo:country="US" officeooo:rsid="000d2c52" style:font-size-asian="9.5pt"/>
    </style:style>
    <style:style style:name="T3" style:family="text">
      <style:text-properties fo:color="#000000" loext:opacity="100%" style:font-name="Consolas" fo:font-size="9.5pt" fo:language="en" fo:country="US" officeooo:rsid="000e6e6b" style:font-size-asian="9.5pt"/>
    </style:style>
    <style:style style:name="T4" style:family="text">
      <style:text-properties fo:color="#000000" loext:opacity="100%" style:font-name="Consolas" fo:font-size="9.5pt" fo:language="en" fo:country="SG" style:font-size-asian="9.5pt"/>
    </style:style>
    <style:style style:name="T5" style:family="text">
      <style:text-properties fo:color="#000000" loext:opacity="100%" style:font-name="Consolas" fo:font-size="9.5pt" fo:language="en" fo:country="SG" officeooo:rsid="000d2c52" style:font-size-asian="9.5pt"/>
    </style:style>
    <style:style style:name="T6" style:family="text">
      <style:text-properties fo:color="#000000" loext:opacity="100%" style:font-name="Consolas" fo:font-size="9.5pt" fo:language="en" fo:country="SG" officeooo:rsid="000e6e6b" style:font-size-asian="9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d2c52"/>
    </style:style>
    <style:style style:name="T9" style:family="text">
      <style:text-properties fo:language="en" fo:country="SG" officeooo:rsid="000d2c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Task</text:h>
      <text:p text:style-name="P1">You have code somehow modifies list content.</text:p>
      <text:p text:style-name="P1">Now you need to run same code in thread pool, but for some reason compiler refuses to pass data.</text:p>
      <text:p text:style-name="P2"><text:span text:style-name="T8">Please modify </text:span><text:span text:style-name="T2">IcrementInThread <text:s/></text:span><text:span text:style-name="T7">function </text:span><text:span text:style-name="T8">internals to achieve </text:span><text:span text:style-name="T9">this, but not modify anything except this function internals, and don’t clone list memory any way.</text:span></text:p>
      <text:p text:style-name="P7"><text:span text:style-name="T5">IcrementInThisThread </text:span><text:span text:style-name="T3">should be called (even if it wasn't worth it :) )</text:span><text:span text:style-name="T6"> </text:span></text:p>
      <text:p text:style-name="P7"><text:span text:style-name="T6"/></text:p>
      <text:h text:style-name="Heading_20_3" text:outline-level="3">Create pull request with you changes</text:h>
      <text:h text:style-name="P5" text:outline-level="2"/>
      <text:h text:style-name="P6" text:outline-level="3">3. <text:span text:style-name="T1">Create</text:span> pull request with all needed changes to initial repository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3:20:19.486000000</meta:creation-date>
    <dc:date>2023-05-11T19:04:35.221000000</dc:date>
    <meta:editing-duration>PT47M28S</meta:editing-duration>
    <meta:editing-cycles>13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7" meta:word-count="79" meta:character-count="479" meta:non-whitespace-character-count="405"/>
  </office:meta>
</office:document-meta>
</file>